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5582f" officeooo:paragraph-rsid="003d65ad"/>
    </style:style>
    <style:style style:name="P2" style:family="paragraph" style:parent-style-name="Text_20_body">
      <style:text-properties officeooo:rsid="0025582f" officeooo:paragraph-rsid="003e7786"/>
    </style:style>
    <style:style style:name="P3" style:family="paragraph" style:parent-style-name="Heading_20_1" style:master-page-name="Right_20_Page">
      <style:paragraph-properties style:page-number="auto"/>
      <style:text-properties officeooo:rsid="00238a19" officeooo:paragraph-rsid="003d65ad"/>
    </style:style>
    <style:style style:name="P4" style:family="paragraph" style:parent-style-name="Heading_20_3">
      <style:text-properties officeooo:paragraph-rsid="003d65ad"/>
    </style:style>
    <style:style style:name="P5" style:family="paragraph" style:parent-style-name="Heading_20_3">
      <style:text-properties officeooo:paragraph-rsid="003e7786"/>
    </style:style>
    <style:style style:name="P6" style:family="paragraph" style:parent-style-name="Heading_20_3">
      <style:paragraph-properties fo:break-before="page"/>
      <style:text-properties officeooo:rsid="0025582f" officeooo:paragraph-rsid="003d65ad"/>
    </style:style>
    <style:style style:name="T1" style:family="text">
      <style:text-properties officeooo:rsid="000f14e3"/>
    </style:style>
    <style:style style:name="T2" style:family="text">
      <style:text-properties officeooo:rsid="0025582f"/>
    </style:style>
    <style:style style:name="T3" style:family="text">
      <style:text-properties officeooo:rsid="003d65ad"/>
    </style:style>
    <style:style style:name="T4" style:family="text">
      <style:text-properties officeooo:rsid="003e7786"/>
    </style:style>
    <style:style style:name="T5" style:family="text">
      <style:text-properties officeooo:rsid="003fbf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2">The Water Is Wide</text:span></text:h>
      <text:h text:style-name="Heading_20_2" text:outline-level="2">(Traditional)</text:h>
      <text:p text:style-name="Text_20_body">Time Signature: <text:span text:style-name="T3">3</text:span>/4</text:p>
      <text:p text:style-name="Text_20_body">Chords: <text:span text:style-name="T5">Am, C, Dm, Em, F, G</text:span></text:p>
      <text:p text:style-name="Text_20_body">Tempo: <text:span text:style-name="T2">8</text:span>0 - 1<text:span text:style-name="T2">0</text:span>0 BPM</text:p>
      <text:h text:style-name="P6" text:outline-level="3">[INTRO]</text:h>
      <text:p text:style-name="P1">G C Bm <text:s/>D7</text:p>
      <text:h text:style-name="P4" text:outline-level="3">[CHORUS]</text:h>
      <text:p text:style-name="P1"><text:span text:style-name="T3">C <text:s text:c="22"/>F <text:s text:c="8"/>C</text:span></text:p>
      <text:p text:style-name="P1">The water is wide, I can<text:span text:style-name="T3">not</text:span> cross o'er.</text:p>
      <text:p text:style-name="P1"><text:s text:c="6"/><text:span text:style-name="T3"><text:s text:c="11"/>Am <text:s text:c="12"/>G</text:span></text:p>
      <text:p text:style-name="P1">And neither have I the wings to fly.</text:p>
      <text:p text:style-name="P1"><text:s text:c="11"/>Em <text:s text:c="17"/>C</text:p>
      <text:p text:style-name="P1">Build me a boat that can carry two,</text:p>
      <text:p text:style-name="P1"><text:s text:c="15"/><text:span text:style-name="T4">D</text:span>m <text:s text:c="14"/>C</text:p>
      <text:p text:style-name="P1">And both shall row, my love and I</text:p>
      <text:h text:style-name="P4" text:outline-level="3">[VERSE 1]</text:h>
      <text:p text:style-name="P1"><text:s text:c="11"/>C <text:s text:c="11"/><text:span text:style-name="T3">F</text:span> <text:s text:c="8"/>C</text:p>
      <text:p text:style-name="P1">There is a ship and she sails the seas.</text:p>
      <text:p text:style-name="P1"><text:s text:c="12"/><text:span text:style-name="T3">A</text:span>m <text:s text:c="18"/><text:span text:style-name="T3">G</text:span></text:p>
      <text:p text:style-name="P1">She's laden deep, <text:span text:style-name="T3">a</text:span>s deep <text:span text:style-name="T3">as </text:span>can be;</text:p>
      <text:p text:style-name="P1"><text:s text:c="11"/>Em <text:s text:c="18"/>C <text:s/></text:p>
      <text:p text:style-name="P1">But not so deep as the love I'm in</text:p>
      <text:p text:style-name="P1"><text:s text:c="11"/><text:span text:style-name="T3">D</text:span>m <text:s text:c="14"/><text:span text:style-name="T3">C</text:span></text:p>
      <text:p text:style-name="P1">And I know not if I sink or swim.</text:p>
      <text:h text:style-name="P4" text:outline-level="3">[VERSE 2]</text:h>
      <text:p text:style-name="P1"><text:s text:c="10"/>C <text:s text:c="11"/><text:span text:style-name="T3">F</text:span> <text:s text:c="6"/>C</text:p>
      <text:p text:style-name="P1">O love is handsome and love is fine</text:p>
      <text:p text:style-name="P1"><text:s text:c="12"/><text:span text:style-name="T3">A</text:span>m <text:s text:c="19"/><text:span text:style-name="T3">G</text:span></text:p>
      <text:p text:style-name="P1">Bright as a jewel when first it's new</text:p>
      <text:p text:style-name="P1"><text:s text:c="15"/>Em <text:s text:c="11"/>C <text:s/></text:p>
      <text:p text:style-name="P1">but love grows old and waxes cold</text:p>
      <text:p text:style-name="P1"><text:s text:c="10"/><text:span text:style-name="T3">D</text:span>m <text:s text:c="19"/><text:span text:style-name="T3">C</text:span></text:p>
      <text:p text:style-name="P1">And fades away like the morning dew.</text:p>
      <text:h text:style-name="P5" text:outline-level="3">[CHORUS]</text:h>
      <text:p text:style-name="P2"><text:span text:style-name="T3">C <text:s text:c="22"/>F <text:s text:c="8"/>C</text:span></text:p>
      <text:p text:style-name="P2">The water is wide, I can<text:span text:style-name="T3">not</text:span> cross o'er.</text:p>
      <text:p text:style-name="P2"><text:s text:c="6"/><text:span text:style-name="T3"><text:s text:c="11"/>Am <text:s text:c="3"/>G</text:span></text:p>
      <text:p text:style-name="P2">And neither have I the wings to fly.</text:p>
      <text:p text:style-name="P2"><text:s text:c="11"/>Em <text:s text:c="17"/>C</text:p>
      <text:p text:style-name="P2">Build me a boat that can carry two,</text:p>
      <text:p text:style-name="P2"><text:s text:c="15"/><text:span text:style-name="T4">D</text:span>m <text:s text:c="14"/>C</text:p>
      <text:p text:style-name="P2"><text:span text:style-name="T2">And both shall row, my love and 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1M37S</meta:editing-duration>
    <meta:editing-cycles>46</meta:editing-cycles>
    <meta:generator>LibreOffice/4.3.3.2$Linux_X86_64 LibreOffice_project/430m0$Build-2</meta:generator>
    <dc:title>Lyrics + Chords</dc:title>
    <dc:date>2017-04-04T22:27:12.630625226</dc:date>
    <meta:print-date>2017-04-03T12:23:29.985893000</meta:print-date>
    <meta:document-statistic meta:table-count="0" meta:image-count="0" meta:object-count="0" meta:page-count="2" meta:paragraph-count="43" meta:word-count="196" meta:character-count="1237" meta:non-whitespace-character-count="62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